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69812" officeooo:paragraph-rsid="00069812" style:font-size-asian="42pt" style:font-size-complex="48pt"/>
    </style:style>
    <style:style style:name="P2" style:family="paragraph" style:parent-style-name="Standard">
      <style:paragraph-properties fo:text-align="center" style:justify-single-word="false"/>
      <style:text-properties fo:font-size="12pt" officeooo:rsid="00069812" officeooo:paragraph-rsid="00069812" style:font-size-asian="10.5pt" style:font-size-complex="12pt"/>
    </style:style>
    <style:style style:name="P3" style:family="paragraph" style:parent-style-name="Standard">
      <style:paragraph-properties fo:text-align="start" style:justify-single-word="false"/>
      <style:text-properties fo:font-size="12pt" officeooo:rsid="00069812" officeooo:paragraph-rsid="00069812" style:font-size-asian="10.5pt" style:font-size-complex="12pt"/>
    </style:style>
    <style:style style:name="P4" style:family="paragraph" style:parent-style-name="Standard">
      <style:paragraph-properties fo:text-align="start" style:justify-single-word="false"/>
      <style:text-properties fo:font-size="12pt" fo:font-weight="bold" officeooo:rsid="000846c3" officeooo:paragraph-rsid="000846c3"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99c8d" officeooo:paragraph-rsid="00099c8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b6550" officeooo:paragraph-rsid="000b6550"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bfe9c" officeooo:paragraph-rsid="000bfe9c"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22f772" officeooo:paragraph-rsid="0022f77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e09a" officeooo:paragraph-rsid="000ce09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8pt" fo:font-weight="bold" officeooo:rsid="00099c8d" officeooo:paragraph-rsid="00099c8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0846c3" officeooo:paragraph-rsid="000846c3" style:font-size-asian="18pt" style:font-weight-asian="bold" style:font-size-complex="18pt" style:font-weight-complex="bold"/>
    </style:style>
    <style:style style:name="P12"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ab-stops>
          <style:tab-stop style:position="0.5035in"/>
        </style:tab-stops>
      </style:paragraph-properties>
      <style:text-properties style:font-name="Times New Roman" fo:font-size="12pt" fo:font-style="normal" fo:font-weight="normal" officeooo:rsid="00088cb9" officeooo:paragraph-rsid="00099c8d" style:font-size-asian="10.5pt" style:font-style-asian="normal" style:font-weight-asian="normal" style:font-size-complex="12pt" style:font-style-complex="normal"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officeooo:rsid="00088cb9" officeooo:paragraph-rsid="00224130" style:font-size-asian="10.5pt" style:font-style-asian="normal" style:font-size-complex="12pt" style:font-style-complex="normal"/>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officeooo:rsid="000cec4a" officeooo:paragraph-rsid="00224130" style:font-size-asian="10.5pt" style:font-style-asian="normal" style:font-size-complex="12pt" style:font-style-complex="normal"/>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officeooo:rsid="00118206" officeooo:paragraph-rsid="00224130" style:font-size-asian="10.5pt" style:font-style-asian="normal" style:font-size-complex="12pt" style:font-style-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088cb9" officeooo:paragraph-rsid="00224130" style:font-size-asian="10.5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088cb9" officeooo:paragraph-rsid="013f81cc" style:font-size-asian="10.5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334edc" officeooo:paragraph-rsid="00334edc" style:font-size-asian="10.5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334edc" officeooo:paragraph-rsid="0094a223" style:font-size-asian="10.5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462ca5" officeooo:paragraph-rsid="00462ca5"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462ca5" officeooo:paragraph-rsid="0066fd3b"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462ca5" officeooo:paragraph-rsid="00462ca5" style:font-size-asian="10.5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6424e9" officeooo:paragraph-rsid="00a972a3"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91749" officeooo:paragraph-rsid="00991749"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b1c0e" officeooo:paragraph-rsid="00991749"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b1c0e" officeooo:paragraph-rsid="009b1c0e" style:font-size-asian="10.5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9c522a" officeooo:paragraph-rsid="009c522a" style:font-size-asian="10.5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a2bc86" officeooo:paragraph-rsid="010c96bb"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af481e" officeooo:paragraph-rsid="00af481e" style:font-size-asian="10.5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306b61" officeooo:paragraph-rsid="00b635b8" style:font-size-asian="10.5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334edc" officeooo:paragraph-rsid="00334edc" style:font-size-asian="10.5pt" style:font-style-asian="normal" style:font-weight-asian="bold" style:font-size-complex="12pt" style:font-style-complex="normal" style:font-weight-complex="bold"/>
    </style:style>
    <style:style style:name="P32" style:family="paragraph" style:parent-style-name="Standard">
      <loext:graphic-properties draw:fill="none"/>
      <style:paragraph-properties fo:margin-left="0in" fo:margin-right="0in" fo:text-align="center"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334edc" officeooo:paragraph-rsid="00334edc" style:font-size-asian="10.5pt" style:font-style-asian="normal" style:font-weight-asian="bold" style:font-size-complex="12pt" style:font-style-complex="normal" style:font-weight-complex="bold"/>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088cb9" officeooo:paragraph-rsid="00224130" style:font-size-asian="10.5pt" style:font-style-asian="normal" style:font-weight-asian="bold" style:font-size-complex="12pt" style:font-style-complex="normal" style:font-weight-complex="bold"/>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6424e9" officeooo:paragraph-rsid="006424e9" style:font-size-asian="10.5pt" style:font-style-asian="normal" style:font-weight-asian="bold" style:font-size-complex="12pt" style:font-style-complex="normal" style:font-weight-complex="bold"/>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953c31" officeooo:paragraph-rsid="00953c31" style:font-size-asian="10.5pt" style:font-style-asian="normal" style:font-weight-asian="bold" style:font-size-complex="12pt" style:font-style-complex="normal" style:font-weight-complex="bold"/>
    </style:style>
    <style:style style:name="P3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954412" officeooo:paragraph-rsid="00954412" style:font-size-asian="10.5pt" style:font-style-asian="normal" style:font-weight-asian="bold" style:font-size-complex="12pt" style:font-style-complex="normal" style:font-weight-complex="bold"/>
    </style:style>
    <style:style style:name="P3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8pt" fo:font-style="normal" fo:font-weight="bold" officeooo:rsid="006df6ec" officeooo:paragraph-rsid="006df6ec" style:font-size-asian="15.75pt" style:font-style-asian="normal" style:font-weight-asian="bold" style:font-size-complex="18pt" style:font-style-complex="normal" style:font-weight-complex="bold"/>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fo:font-size="12pt" fo:font-weight="bold" officeooo:rsid="00099c8d" officeooo:paragraph-rsid="00224130" style:font-size-asian="10.5pt" style:font-weight-asian="bold" style:font-size-complex="12pt" style:font-weight-complex="bold"/>
    </style:style>
    <style:style style:name="P3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9c522a" style:font-size-asian="10.5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a29ca6" style:font-size-asian="10.5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b2bf68"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78ee7" officeooo:paragraph-rsid="00b45917" style:font-size-asian="10.5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c1ca3e" style:font-size-asian="10.5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cabe55" style:font-size-asian="10.5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cdb085" style:font-size-asian="10.5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e0d551" style:font-size-asian="10.5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093877" officeooo:paragraph-rsid="00e66fb4" style:font-size-asian="10.5pt" style:font-style-asian="normal" style:font-weight-asian="normal" style:font-size-complex="12pt" style:font-style-complex="normal" style:font-weight-complex="normal"/>
    </style:style>
    <style:style style:name="P4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e6a2b1" officeooo:paragraph-rsid="00e6a2b1" style:font-size-asian="10.5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0e96e6b" officeooo:paragraph-rsid="00e96e6b" style:font-size-asian="10.5pt" style:font-style-asian="normal" style:font-weight-asian="normal" style:font-size-complex="12pt" style:font-style-complex="normal" style:font-weight-complex="normal"/>
    </style:style>
    <style:style style:name="P5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1025072" officeooo:paragraph-rsid="01025072" style:font-size-asian="10.5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1031d52" officeooo:paragraph-rsid="01031d52" style:font-size-asian="10.5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normal" officeooo:rsid="010c96bb" officeooo:paragraph-rsid="010c96bb" style:font-size-asian="10.5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bold" officeooo:rsid="0112454b" officeooo:paragraph-rsid="0112454b" style:font-size-asian="10.5pt" style:font-style-asian="normal" style:font-weight-asian="bold" style:font-size-complex="12pt" style:font-style-complex="normal" style:font-weight-complex="bold"/>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bold" officeooo:rsid="0116dd94" officeooo:paragraph-rsid="0116dd94" style:font-size-asian="10.5pt" style:font-style-asian="normal" style:font-weight-asian="bold" style:font-size-complex="12pt" style:font-style-complex="normal" style:font-weight-complex="bold"/>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Courier New" fo:font-size="12pt" fo:font-style="normal" fo:font-weight="bold" officeooo:rsid="010cb661" officeooo:paragraph-rsid="010cb661" style:font-size-asian="10.5pt" style:font-style-asian="normal" style:font-weight-asian="bold" style:font-size-complex="12pt" style:font-style-complex="normal" style:font-weight-complex="bold"/>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b2bf68" officeooo:paragraph-rsid="00b2bf68" style:font-size-asian="10.5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b6cd07" officeooo:paragraph-rsid="00b78bf6"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b6cd07" officeooo:paragraph-rsid="00ebb602" style:font-size-asian="10.5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c3f623" officeooo:paragraph-rsid="00c3f623" style:font-size-asian="10.5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cc5a4c" officeooo:paragraph-rsid="00cc5a4c" style:font-size-asian="10.5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cf0a1b" officeooo:paragraph-rsid="00cf0a1b" style:font-size-asian="10.5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5adc1" officeooo:paragraph-rsid="00e5adc1" style:font-size-asian="10.5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679fa" officeooo:paragraph-rsid="00e679fa" style:font-size-asian="10.5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6a2b1" officeooo:paragraph-rsid="00e6a2b1" style:font-size-asian="10.5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normal" officeooo:rsid="00e96e6b" officeooo:paragraph-rsid="00e96e6b"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ebb602" officeooo:paragraph-rsid="00ebb602" style:font-size-asian="10.5pt" style:font-style-asian="normal" style:font-weight-asian="bold" style:font-size-complex="12pt" style:font-style-complex="normal" style:font-weight-complex="bold"/>
    </style:style>
    <style:style style:name="P6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0fe2891" officeooo:paragraph-rsid="00fe2891" style:font-size-asian="10.5pt" style:font-style-asian="normal" style:font-weight-asian="bold" style:font-size-complex="12pt" style:font-style-complex="normal" style:font-weight-complex="bold"/>
    </style:style>
    <style:style style:name="P6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10cb661" officeooo:paragraph-rsid="010cb661" style:font-size-asian="10.5pt" style:font-style-asian="normal" style:font-weight-asian="bold" style:font-size-complex="12pt" style:font-style-complex="normal" style:font-weight-complex="bold"/>
    </style:style>
    <style:style style:name="P6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style="normal" fo:font-weight="bold" officeooo:rsid="010eaf91" officeooo:paragraph-rsid="010eaf91" style:font-size-asian="10.5pt" style:font-style-asian="normal" style:font-weight-asian="bold" style:font-size-complex="12pt" style:font-style-complex="normal" style:font-weight-complex="bold"/>
    </style:style>
    <style:style style:name="P7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5035in"/>
        </style:tab-stops>
      </style:paragraph-properties>
      <style:text-properties style:font-name="Times New Roman" fo:font-size="12pt" fo:font-weight="normal" officeooo:rsid="011d6c49" officeooo:paragraph-rsid="011d6c49" style:font-size-asian="10.5pt" style:font-weight-asian="normal" style:font-size-complex="12pt" style:font-weight-complex="normal"/>
    </style:style>
    <style:style style:name="P7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5035in"/>
        </style:tab-stops>
      </style:paragraph-properties>
      <style:text-properties style:font-name="Times New Roman" fo:font-size="12pt" fo:font-style="normal" fo:font-weight="bold" officeooo:rsid="00088cb9" officeooo:paragraph-rsid="00224130" style:font-size-asian="10.5pt" style:font-style-asian="normal" style:font-weight-asian="bold" style:font-size-complex="12pt" style:font-style-complex="normal" style:font-weight-complex="bold"/>
    </style:style>
    <style:style style:name="P72" style:family="paragraph" style:parent-style-name="Text_20_body">
      <style:paragraph-properties fo:text-align="start" style:justify-single-word="false"/>
      <style:text-properties officeooo:paragraph-rsid="000ce09a"/>
    </style:style>
    <style:style style:name="P73" style:family="paragraph" style:parent-style-name="Text_20_body">
      <style:paragraph-properties fo:text-align="start" style:justify-single-word="false"/>
      <style:text-properties style:font-name="Liberation Serif" fo:font-size="12pt" fo:font-weight="normal" officeooo:rsid="000ce09a" officeooo:paragraph-rsid="000ce09a"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style:font-name="Liberation Serif" fo:font-size="12pt" fo:font-weight="normal" officeooo:rsid="00dbb6a1" officeooo:paragraph-rsid="00dbb6a1" style:font-size-asian="12pt" style:font-weight-asian="normal" style:font-size-complex="12pt" style:font-weight-complex="normal"/>
    </style:style>
    <style:style style:name="P75" style:family="paragraph" style:parent-style-name="Text_20_body">
      <style:paragraph-properties fo:text-align="start" style:justify-single-word="false"/>
      <style:text-properties fo:font-weight="normal" officeooo:paragraph-rsid="00dbb6a1"/>
    </style:style>
    <style:style style:name="T1" style:family="text">
      <style:text-properties officeooo:rsid="00099c8d"/>
    </style:style>
    <style:style style:name="T2" style:family="text">
      <style:text-properties fo:font-weight="normal" style:font-weight-asian="normal" style:font-weight-complex="normal"/>
    </style:style>
    <style:style style:name="T3" style:family="text">
      <style:text-properties fo:font-weight="normal" officeooo:rsid="0108e7df" style:font-weight-asian="normal" style:font-weight-complex="normal"/>
    </style:style>
    <style:style style:name="T4" style:family="text">
      <style:text-properties fo:font-weight="normal" officeooo:rsid="010c8184" style:font-weight-asian="normal" style:font-weight-complex="normal"/>
    </style:style>
    <style:style style:name="T5" style:family="text">
      <style:text-properties fo:font-weight="normal" officeooo:rsid="010c945d" style:font-weight-asian="normal" style:font-weight-complex="normal"/>
    </style:style>
    <style:style style:name="T6" style:family="text">
      <style:text-properties fo:font-weight="normal" officeooo:rsid="010cb661" style:font-weight-asian="normal" style:font-weight-complex="normal"/>
    </style:style>
    <style:style style:name="T7" style:family="text">
      <style:text-properties fo:font-weight="normal" officeooo:rsid="010df3fa" style:font-weight-asian="normal" style:font-weight-complex="normal"/>
    </style:style>
    <style:style style:name="T8" style:family="text">
      <style:text-properties fo:font-weight="normal" officeooo:rsid="0110d69c" style:font-weight-asian="normal" style:font-weight-complex="normal"/>
    </style:style>
    <style:style style:name="T9" style:family="text">
      <style:text-properties fo:font-weight="normal" officeooo:rsid="0114e453" style:font-weight-asian="normal" style:font-weight-complex="normal"/>
    </style:style>
    <style:style style:name="T10" style:family="text">
      <style:text-properties fo:font-weight="normal" officeooo:rsid="0116b984" style:font-weight-asian="normal" style:font-weight-complex="normal"/>
    </style:style>
    <style:style style:name="T11" style:family="text">
      <style:text-properties fo:font-weight="normal" officeooo:rsid="0119ee6e" style:font-weight-asian="normal" style:font-weight-complex="normal"/>
    </style:style>
    <style:style style:name="T12" style:family="text">
      <style:text-properties fo:font-weight="normal" officeooo:rsid="011b77c0" style:font-weight-asian="normal" style:font-weight-complex="normal"/>
    </style:style>
    <style:style style:name="T13" style:family="text">
      <style:text-properties fo:font-weight="normal" officeooo:rsid="012e588c" style:font-weight-asian="normal" style:font-weight-complex="normal"/>
    </style:style>
    <style:style style:name="T14" style:family="text">
      <style:text-properties fo:font-weight="normal" officeooo:rsid="012e851a" style:font-weight-asian="normal" style:font-weight-complex="normal"/>
    </style:style>
    <style:style style:name="T15" style:family="text">
      <style:text-properties fo:font-weight="normal" officeooo:rsid="01307fc7" style:font-weight-asian="normal" style:font-weight-complex="normal"/>
    </style:style>
    <style:style style:name="T16" style:family="text">
      <style:text-properties fo:font-weight="normal" officeooo:rsid="0132f974" style:font-weight-asian="normal" style:font-weight-complex="normal"/>
    </style:style>
    <style:style style:name="T17" style:family="text">
      <style:text-properties fo:font-weight="normal" officeooo:rsid="013441fe" style:font-weight-asian="normal" style:font-weight-complex="normal"/>
    </style:style>
    <style:style style:name="T18" style:family="text">
      <style:text-properties fo:font-weight="normal" officeooo:rsid="0134f1c8" style:font-weight-asian="normal" style:font-weight-complex="normal"/>
    </style:style>
    <style:style style:name="T19" style:family="text">
      <style:text-properties fo:font-style="italic"/>
    </style:style>
    <style:style style:name="T20" style:family="text">
      <style:text-properties fo:font-variant="normal" fo:text-transform="none" fo:color="#202122" loext:opacity="100%" style:font-name="Liberation Serif" fo:font-size="12pt" fo:letter-spacing="normal" fo:font-weight="bold" officeooo:rsid="000ce09a" style:font-size-asian="12pt" style:font-weight-asian="bold" style:font-size-complex="12pt" style:font-weight-complex="bold"/>
    </style:style>
    <style:style style:name="T21" style:family="text">
      <style:text-properties fo:font-variant="normal" fo:text-transform="none" fo:color="#202122" loext:opacity="100%" style:font-name="Liberation Serif" fo:font-size="12pt" fo:letter-spacing="normal" fo:font-style="normal" fo:font-weight="normal" officeooo:rsid="000ce09a" style:font-size-asian="12pt" style:font-weight-asian="bold" style:font-size-complex="12pt" style:font-weight-complex="bold"/>
    </style:style>
    <style:style style:name="T22"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23" style:family="text">
      <style:text-properties fo:font-variant="normal" fo:text-transform="none" fo:color="#202122" loext:opacity="100%" style:font-name="Liberation Serif" fo:font-size="12pt" fo:letter-spacing="normal" fo:font-style="normal" fo:font-weight="normal" officeooo:rsid="000ce09a" style:font-size-asian="12pt" style:font-size-complex="12pt"/>
    </style:style>
    <style:style style:name="T24" style:family="text">
      <style:text-properties fo:font-variant="normal" fo:text-transform="none" fo:color="#202122" loext:opacity="100%" style:font-name="Liberation Serif" fo:font-size="12pt" fo:letter-spacing="normal" fo:font-style="normal" fo:font-weight="normal" officeooo:rsid="000ce09a" style:font-size-asian="12pt" style:font-style-asian="italic" style:font-size-complex="12pt" style:font-style-complex="italic"/>
    </style:style>
    <style:style style:name="T25" style:family="text">
      <style:text-properties fo:font-variant="normal" fo:text-transform="none" fo:color="#202122" loext:opacity="100%" style:font-name="Liberation Serif" fo:font-size="12pt" fo:letter-spacing="normal" fo:font-style="italic" fo:font-weight="normal" officeooo:rsid="000ce09a" style:font-size-asian="12pt" style:font-weight-asian="bold" style:font-size-complex="12pt" style:font-weight-complex="bold"/>
    </style:style>
    <style:style style:name="T26" style:family="text">
      <style:text-properties fo:font-variant="normal" fo:text-transform="none" fo:color="#202122" loext:opacity="100%" style:font-name="Liberation Serif" fo:font-size="12pt" fo:letter-spacing="normal" fo:font-style="italic" fo:font-weight="normal" style:font-size-asian="12pt" style:font-size-complex="12pt"/>
    </style:style>
    <style:style style:name="T27"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in" loext:border="none"/>
    </style:style>
    <style:style style:name="T28"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9" style:family="text">
      <style:text-properties style:font-name="Liberation Serif" fo:font-size="12pt" officeooo:rsid="00dbb6a1" style:font-size-asian="12pt" style:font-weight-asian="normal" style:font-size-complex="12pt" style:font-weight-complex="normal"/>
    </style:style>
    <style:style style:name="T30" style:family="text">
      <style:text-properties style:font-name="Liberation Serif" officeooo:rsid="000ce09a" style:font-size-asian="12pt"/>
    </style:style>
    <style:style style:name="T31" style:family="text">
      <style:text-properties style:font-name="Liberation Serif" officeooo:rsid="013f81cc" style:font-size-asian="12pt"/>
    </style:style>
    <style:style style:name="T32" style:family="text">
      <style:text-properties officeooo:rsid="000f1a28"/>
    </style:style>
    <style:style style:name="T33" style:family="text">
      <style:text-properties officeooo:rsid="00109d46"/>
    </style:style>
    <style:style style:name="T34" style:family="text">
      <style:text-properties style:text-position="super 58%" officeooo:rsid="00109d46"/>
    </style:style>
    <style:style style:name="T35" style:family="text">
      <style:text-properties style:text-position="0% 100%" fo:font-weight="normal" officeooo:rsid="00edeb66" style:font-weight-asian="normal" style:font-weight-complex="normal"/>
    </style:style>
    <style:style style:name="T36" style:family="text">
      <style:text-properties style:text-position="0% 100%" fo:font-weight="normal" officeooo:rsid="00ee15c3" style:font-weight-asian="normal" style:font-weight-complex="normal"/>
    </style:style>
    <style:style style:name="T37" style:family="text">
      <style:text-properties style:text-position="0% 100%" fo:font-weight="normal" officeooo:rsid="00efc2f1" style:font-weight-asian="normal" style:font-weight-complex="normal"/>
    </style:style>
    <style:style style:name="T38" style:family="text">
      <style:text-properties style:text-position="0% 100%" fo:font-weight="normal" officeooo:rsid="00effa0f" style:font-weight-asian="normal" style:font-weight-complex="normal"/>
    </style:style>
    <style:style style:name="T39" style:family="text">
      <style:text-properties style:text-position="0% 100%" fo:font-weight="normal" officeooo:rsid="00f1d8ec" style:font-weight-asian="normal" style:font-weight-complex="normal"/>
    </style:style>
    <style:style style:name="T40" style:family="text">
      <style:text-properties style:text-position="0% 100%" fo:font-weight="normal" officeooo:rsid="00f1f5f4" style:font-weight-asian="normal" style:font-weight-complex="normal"/>
    </style:style>
    <style:style style:name="T41" style:family="text">
      <style:text-properties style:text-position="0% 100%" fo:font-weight="normal" officeooo:rsid="00f37db9" style:font-weight-asian="normal" style:font-weight-complex="normal"/>
    </style:style>
    <style:style style:name="T42" style:family="text">
      <style:text-properties style:text-position="0% 100%" fo:font-weight="normal" officeooo:rsid="00f38d7d" style:font-weight-asian="normal" style:font-weight-complex="normal"/>
    </style:style>
    <style:style style:name="T43" style:family="text">
      <style:text-properties style:text-position="0% 100%" fo:font-weight="normal" officeooo:rsid="00f571b6" style:font-weight-asian="normal" style:font-weight-complex="normal"/>
    </style:style>
    <style:style style:name="T44" style:family="text">
      <style:text-properties style:text-position="0% 100%" fo:font-weight="normal" officeooo:rsid="00f5949c" style:font-weight-asian="normal" style:font-weight-complex="normal"/>
    </style:style>
    <style:style style:name="T45" style:family="text">
      <style:text-properties officeooo:rsid="001209c1"/>
    </style:style>
    <style:style style:name="T46" style:family="text">
      <style:text-properties officeooo:rsid="00131bc0"/>
    </style:style>
    <style:style style:name="T47" style:family="text">
      <style:text-properties officeooo:rsid="0015c0eb"/>
    </style:style>
    <style:style style:name="T48" style:family="text">
      <style:text-properties officeooo:rsid="00165bda"/>
    </style:style>
    <style:style style:name="T49" style:family="text">
      <style:text-properties officeooo:rsid="0018ac43"/>
    </style:style>
    <style:style style:name="T50" style:family="text">
      <style:text-properties officeooo:rsid="0019ae7f"/>
    </style:style>
    <style:style style:name="T51" style:family="text">
      <style:text-properties officeooo:rsid="001aaea9"/>
    </style:style>
    <style:style style:name="T52" style:family="text">
      <style:text-properties officeooo:rsid="001acbfd"/>
    </style:style>
    <style:style style:name="T53" style:family="text">
      <style:text-properties officeooo:rsid="001c0c40"/>
    </style:style>
    <style:style style:name="T54" style:family="text">
      <style:text-properties officeooo:rsid="001d6fdf"/>
    </style:style>
    <style:style style:name="T55" style:family="text">
      <style:text-properties officeooo:rsid="001e0d2e"/>
    </style:style>
    <style:style style:name="T56" style:family="text">
      <style:text-properties officeooo:rsid="001e8110"/>
    </style:style>
    <style:style style:name="T57" style:family="text">
      <style:text-properties officeooo:rsid="001ed573"/>
    </style:style>
    <style:style style:name="T58" style:family="text">
      <style:text-properties officeooo:rsid="002095ac"/>
    </style:style>
    <style:style style:name="T59" style:family="text">
      <style:text-properties officeooo:rsid="0024d5b2"/>
    </style:style>
    <style:style style:name="T60" style:family="text">
      <style:text-properties officeooo:rsid="00287b52"/>
    </style:style>
    <style:style style:name="T61" style:family="text">
      <style:text-properties officeooo:rsid="002a526e"/>
    </style:style>
    <style:style style:name="T62" style:family="text">
      <style:text-properties officeooo:rsid="002d9a69"/>
    </style:style>
    <style:style style:name="T63" style:family="text">
      <style:text-properties officeooo:rsid="002e9a2d"/>
    </style:style>
    <style:style style:name="T64" style:family="text">
      <style:text-properties officeooo:rsid="0031ed3e"/>
    </style:style>
    <style:style style:name="T65" style:family="text">
      <style:text-properties officeooo:rsid="003a2767"/>
    </style:style>
    <style:style style:name="T66" style:family="text">
      <style:text-properties officeooo:rsid="003b8b41"/>
    </style:style>
    <style:style style:name="T67" style:family="text">
      <style:text-properties officeooo:rsid="003b9800"/>
    </style:style>
    <style:style style:name="T68" style:family="text">
      <style:text-properties officeooo:rsid="003e22ea"/>
    </style:style>
    <style:style style:name="T69" style:family="text">
      <style:text-properties officeooo:rsid="003fc0f3"/>
    </style:style>
    <style:style style:name="T70" style:family="text">
      <style:text-properties officeooo:rsid="004158aa"/>
    </style:style>
    <style:style style:name="T71" style:family="text">
      <style:text-properties officeooo:rsid="00429c61"/>
    </style:style>
    <style:style style:name="T72" style:family="text">
      <style:text-properties officeooo:rsid="00468f96"/>
    </style:style>
    <style:style style:name="T73" style:family="text">
      <style:text-properties officeooo:rsid="0047ae5a"/>
    </style:style>
    <style:style style:name="T74" style:family="text">
      <style:text-properties officeooo:rsid="004857b8"/>
    </style:style>
    <style:style style:name="T75" style:family="text">
      <style:text-properties officeooo:rsid="0049d9d6"/>
    </style:style>
    <style:style style:name="T76" style:family="text">
      <style:text-properties officeooo:rsid="004b9578"/>
    </style:style>
    <style:style style:name="T77" style:family="text">
      <style:text-properties officeooo:rsid="004e3552"/>
    </style:style>
    <style:style style:name="T78" style:family="text">
      <style:text-properties officeooo:rsid="0050d17d"/>
    </style:style>
    <style:style style:name="T79" style:family="text">
      <style:text-properties officeooo:rsid="0053479e"/>
    </style:style>
    <style:style style:name="T80" style:family="text">
      <style:text-properties officeooo:rsid="0057b3f9"/>
    </style:style>
    <style:style style:name="T81" style:family="text">
      <style:text-properties officeooo:rsid="0059909e"/>
    </style:style>
    <style:style style:name="T82" style:family="text">
      <style:text-properties officeooo:rsid="005bec8e"/>
    </style:style>
    <style:style style:name="T83" style:family="text">
      <style:text-properties officeooo:rsid="00604e0a"/>
    </style:style>
    <style:style style:name="T84" style:family="text">
      <style:text-properties officeooo:rsid="00651300"/>
    </style:style>
    <style:style style:name="T85" style:family="text">
      <style:text-properties officeooo:rsid="00659f7f"/>
    </style:style>
    <style:style style:name="T86" style:family="text">
      <style:text-properties officeooo:rsid="0066a30e"/>
    </style:style>
    <style:style style:name="T87" style:family="text">
      <style:text-properties officeooo:rsid="0066d6e9"/>
    </style:style>
    <style:style style:name="T88" style:family="text">
      <style:text-properties officeooo:rsid="0067934b"/>
    </style:style>
    <style:style style:name="T89" style:family="text">
      <style:text-properties officeooo:rsid="0069085a"/>
    </style:style>
    <style:style style:name="T90" style:family="text">
      <style:text-properties officeooo:rsid="006ac3df"/>
    </style:style>
    <style:style style:name="T91" style:family="text">
      <style:text-properties officeooo:rsid="006bab1a"/>
    </style:style>
    <style:style style:name="T92" style:family="text">
      <style:text-properties style:font-name="Courier New"/>
    </style:style>
    <style:style style:name="T93" style:family="text">
      <style:text-properties style:font-name="Courier New" officeooo:rsid="00056078"/>
    </style:style>
    <style:style style:name="T94" style:family="text">
      <style:text-properties style:font-name="Courier New" officeooo:rsid="0005d0d9"/>
    </style:style>
    <style:style style:name="T95" style:family="text">
      <style:text-properties style:font-name="Courier New" officeooo:rsid="00078ee7"/>
    </style:style>
    <style:style style:name="T96" style:family="text">
      <style:text-properties style:font-name="Courier New" officeooo:rsid="00b90896"/>
    </style:style>
    <style:style style:name="T97" style:family="text">
      <style:text-properties style:font-name="Courier New" officeooo:rsid="00d70692"/>
    </style:style>
    <style:style style:name="T98" style:family="text">
      <style:text-properties style:font-name="Courier New" officeooo:rsid="00d5dd5a"/>
    </style:style>
    <style:style style:name="T99" style:family="text">
      <style:text-properties style:font-name="Courier New" officeooo:rsid="00de847d"/>
    </style:style>
    <style:style style:name="T100" style:family="text">
      <style:text-properties style:font-name="Courier New" officeooo:rsid="00df6bed"/>
    </style:style>
    <style:style style:name="T101" style:family="text">
      <style:text-properties style:font-name="Courier New" officeooo:rsid="00e6a2b1"/>
    </style:style>
    <style:style style:name="T102" style:family="text">
      <style:text-properties style:font-name="Courier New" officeooo:rsid="01004515"/>
    </style:style>
    <style:style style:name="T103" style:family="text">
      <style:text-properties style:font-name="Courier New" officeooo:rsid="00fe2891"/>
    </style:style>
    <style:style style:name="T104" style:family="text">
      <style:text-properties style:font-name="Courier New" officeooo:rsid="01233ea7"/>
    </style:style>
    <style:style style:name="T105" style:family="text">
      <style:text-properties style:font-name="Courier New" officeooo:rsid="0127d388"/>
    </style:style>
    <style:style style:name="T106" style:family="text">
      <style:text-properties style:font-name="Courier New" officeooo:rsid="012898e4"/>
    </style:style>
    <style:style style:name="T107" style:family="text">
      <style:text-properties style:font-name="Courier New" officeooo:rsid="01294755"/>
    </style:style>
    <style:style style:name="T108" style:family="text">
      <style:text-properties style:font-name="Courier New" officeooo:rsid="012b9e74"/>
    </style:style>
    <style:style style:name="T109" style:family="text">
      <style:text-properties style:font-name="Courier New" officeooo:rsid="012c9ae6"/>
    </style:style>
    <style:style style:name="T110" style:family="text">
      <style:text-properties style:font-name="Courier New" officeooo:rsid="012c94fe"/>
    </style:style>
    <style:style style:name="T111" style:family="text">
      <style:text-properties style:font-name="Courier New" officeooo:rsid="011f50a6"/>
    </style:style>
    <style:style style:name="T112" style:family="text">
      <style:text-properties style:font-name="Courier New" officeooo:rsid="011f9fae"/>
    </style:style>
    <style:style style:name="T113" style:family="text">
      <style:text-properties style:font-name="Courier New" fo:font-weight="normal" style:font-weight-asian="normal" style:font-weight-complex="normal"/>
    </style:style>
    <style:style style:name="T114" style:family="text">
      <style:text-properties style:font-name="Courier New" fo:font-weight="normal" officeooo:rsid="0119ee6e" style:font-weight-asian="normal" style:font-weight-complex="normal"/>
    </style:style>
    <style:style style:name="T115" style:family="text">
      <style:text-properties style:font-name="Courier New" fo:font-weight="normal" officeooo:rsid="010c945d" style:font-weight-asian="normal" style:font-weight-complex="normal"/>
    </style:style>
    <style:style style:name="T116" style:family="text">
      <style:text-properties officeooo:rsid="00806fd0"/>
    </style:style>
    <style:style style:name="T117" style:family="text">
      <style:text-properties officeooo:rsid="0083a51a"/>
    </style:style>
    <style:style style:name="T118" style:family="text">
      <style:text-properties officeooo:rsid="0084967a"/>
    </style:style>
    <style:style style:name="T119" style:family="text">
      <style:text-properties officeooo:rsid="0084e304"/>
    </style:style>
    <style:style style:name="T120" style:family="text">
      <style:text-properties officeooo:rsid="00851497"/>
    </style:style>
    <style:style style:name="T121" style:family="text">
      <style:text-properties officeooo:rsid="00871ecb"/>
    </style:style>
    <style:style style:name="T122" style:family="text">
      <style:text-properties officeooo:rsid="00891c50"/>
    </style:style>
    <style:style style:name="T123" style:family="text">
      <style:text-properties officeooo:rsid="008bf49c"/>
    </style:style>
    <style:style style:name="T124" style:family="text">
      <style:text-properties officeooo:rsid="00921ceb"/>
    </style:style>
    <style:style style:name="T125" style:family="text">
      <style:text-properties officeooo:rsid="009357c2"/>
    </style:style>
    <style:style style:name="T126" style:family="text">
      <style:text-properties officeooo:rsid="00957066"/>
    </style:style>
    <style:style style:name="T127" style:family="text">
      <style:text-properties officeooo:rsid="0098f3bb"/>
    </style:style>
    <style:style style:name="T128" style:family="text">
      <style:text-properties officeooo:rsid="00991749"/>
    </style:style>
    <style:style style:name="T129" style:family="text">
      <style:text-properties officeooo:rsid="009a5444"/>
    </style:style>
    <style:style style:name="T130" style:family="text">
      <style:text-properties officeooo:rsid="009a6a72"/>
    </style:style>
    <style:style style:name="T131" style:family="text">
      <style:text-properties officeooo:rsid="009c522a"/>
    </style:style>
    <style:style style:name="T132" style:family="text">
      <style:text-properties officeooo:rsid="009e9909"/>
    </style:style>
    <style:style style:name="T133" style:family="text">
      <style:text-properties officeooo:rsid="00a148a4"/>
    </style:style>
    <style:style style:name="T134" style:family="text">
      <style:text-properties officeooo:rsid="00a5be1f"/>
    </style:style>
    <style:style style:name="T135" style:family="text">
      <style:text-properties officeooo:rsid="00a6a4f1"/>
    </style:style>
    <style:style style:name="T136" style:family="text">
      <style:text-properties officeooo:rsid="00a78183"/>
    </style:style>
    <style:style style:name="T137" style:family="text">
      <style:text-properties officeooo:rsid="00a972a3"/>
    </style:style>
    <style:style style:name="T138" style:family="text">
      <style:text-properties officeooo:rsid="00ab0e26"/>
    </style:style>
    <style:style style:name="T139" style:family="text">
      <style:text-properties officeooo:rsid="00ad9a26"/>
    </style:style>
    <style:style style:name="T140" style:family="text">
      <style:text-properties officeooo:rsid="00b0aa63"/>
    </style:style>
    <style:style style:name="T141" style:family="text">
      <style:text-properties officeooo:rsid="00b12d3b"/>
    </style:style>
    <style:style style:name="T142" style:family="text">
      <style:text-properties officeooo:rsid="00b2bf68"/>
    </style:style>
    <style:style style:name="T143" style:family="text">
      <style:text-properties officeooo:rsid="00b90896"/>
    </style:style>
    <style:style style:name="T144" style:family="text">
      <style:text-properties officeooo:rsid="00bb737a"/>
    </style:style>
    <style:style style:name="T145" style:family="text">
      <style:text-properties officeooo:rsid="00bd6b08"/>
    </style:style>
    <style:style style:name="T146" style:family="text">
      <style:text-properties officeooo:rsid="00bd81aa"/>
    </style:style>
    <style:style style:name="T147" style:family="text">
      <style:text-properties officeooo:rsid="00bf96e2"/>
    </style:style>
    <style:style style:name="T148" style:family="text">
      <style:text-properties officeooo:rsid="00c1ca3e"/>
    </style:style>
    <style:style style:name="T149" style:family="text">
      <style:text-properties officeooo:rsid="00c5e7d8"/>
    </style:style>
    <style:style style:name="T150" style:family="text">
      <style:text-properties officeooo:rsid="00c7aa9d"/>
    </style:style>
    <style:style style:name="T151" style:family="text">
      <style:text-properties officeooo:rsid="00c920af"/>
    </style:style>
    <style:style style:name="T152" style:family="text">
      <style:text-properties officeooo:rsid="00cabe55"/>
    </style:style>
    <style:style style:name="T153" style:family="text">
      <style:text-properties officeooo:rsid="00d25048"/>
    </style:style>
    <style:style style:name="T154" style:family="text">
      <style:text-properties officeooo:rsid="00d2e602"/>
    </style:style>
    <style:style style:name="T155" style:family="text">
      <style:text-properties officeooo:rsid="00d46c29"/>
    </style:style>
    <style:style style:name="T156" style:family="text">
      <style:text-properties officeooo:rsid="00d58e38"/>
    </style:style>
    <style:style style:name="T157" style:family="text">
      <style:text-properties officeooo:rsid="00d5dd5a"/>
    </style:style>
    <style:style style:name="T158" style:family="text">
      <style:text-properties officeooo:rsid="00d69d54"/>
    </style:style>
    <style:style style:name="T159" style:family="text">
      <style:text-properties officeooo:rsid="00d70692"/>
    </style:style>
    <style:style style:name="T160" style:family="text">
      <style:text-properties officeooo:rsid="00dbb6a1"/>
    </style:style>
    <style:style style:name="T161" style:family="text">
      <style:text-properties officeooo:rsid="00dc8d6b"/>
    </style:style>
    <style:style style:name="T162" style:family="text">
      <style:text-properties officeooo:rsid="00de847d"/>
    </style:style>
    <style:style style:name="T163" style:family="text">
      <style:text-properties officeooo:rsid="00df6bed"/>
    </style:style>
    <style:style style:name="T164" style:family="text">
      <style:text-properties officeooo:rsid="00e0d551"/>
    </style:style>
    <style:style style:name="T165" style:family="text">
      <style:text-properties officeooo:rsid="00e66fb4"/>
    </style:style>
    <style:style style:name="T166" style:family="text">
      <style:text-properties officeooo:rsid="00e679fa"/>
    </style:style>
    <style:style style:name="T167" style:family="text">
      <style:text-properties officeooo:rsid="00e6a2b1"/>
    </style:style>
    <style:style style:name="T168" style:family="text">
      <style:text-properties officeooo:rsid="00f8e731"/>
    </style:style>
    <style:style style:name="T169" style:family="text">
      <style:text-properties officeooo:rsid="00fe2891"/>
    </style:style>
    <style:style style:name="T170" style:family="text">
      <style:text-properties officeooo:rsid="00fe9b08"/>
    </style:style>
    <style:style style:name="T171" style:family="text">
      <style:text-properties officeooo:rsid="00ff475e"/>
    </style:style>
    <style:style style:name="T172" style:family="text">
      <style:text-properties officeooo:rsid="01004515"/>
    </style:style>
    <style:style style:name="T173" style:family="text">
      <style:text-properties officeooo:rsid="01031d52"/>
    </style:style>
    <style:style style:name="T174" style:family="text">
      <style:text-properties officeooo:rsid="010c96bb"/>
    </style:style>
    <style:style style:name="T175" style:family="text">
      <style:text-properties officeooo:rsid="011f50a6"/>
    </style:style>
    <style:style style:name="T176" style:family="text">
      <style:text-properties officeooo:rsid="011f9fae"/>
    </style:style>
    <style:style style:name="T177" style:family="text">
      <style:text-properties officeooo:rsid="01233ea7"/>
    </style:style>
    <style:style style:name="T178" style:family="text">
      <style:text-properties officeooo:rsid="0124a2ae"/>
    </style:style>
    <style:style style:name="T179" style:family="text">
      <style:text-properties officeooo:rsid="0127d388"/>
    </style:style>
    <style:style style:name="T180" style:family="text">
      <style:text-properties officeooo:rsid="012898e4"/>
    </style:style>
    <style:style style:name="T181" style:family="text">
      <style:text-properties officeooo:rsid="01294755"/>
    </style:style>
    <style:style style:name="T182" style:family="text">
      <style:text-properties officeooo:rsid="012b9e74"/>
    </style:style>
    <style:style style:name="T183" style:family="text">
      <style:text-properties officeooo:rsid="012c94fe"/>
    </style:style>
    <style:style style:name="T184" style:family="text">
      <style:text-properties officeooo:rsid="012c9ae6"/>
    </style:style>
    <style:style style:name="T185" style:family="text">
      <style:text-properties officeooo:rsid="0138330b"/>
    </style:style>
    <style:style style:name="T186" style:family="text">
      <style:text-properties officeooo:rsid="013aabc1"/>
    </style:style>
    <style:style style:name="T187" style:family="text">
      <style:text-properties officeooo:rsid="013f81cc"/>
    </style:style>
    <style:style style:name="T188" style:family="text">
      <style:text-properties officeooo:rsid="014103f2"/>
    </style:style>
    <style:style style:name="T189" style:family="text">
      <style:text-properties officeooo:rsid="01417733"/>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to React</text:p>
      <text:p text:style-name="P2">Jack Morris, Will Mikel.</text:p>
      <text:p text:style-name="P2"/>
      <text:p text:style-name="P3"/>
      <text:p text:style-name="P11">Abstract</text:p>
      <text:p text:style-name="P4"><text:tab/><text:span text:style-name="T35">Introduction to React includes a brief background on React and why a reader may be interested in learning more about this topic. It includes an explanation of how to get up and running so you can start using React as fast as possible. </text:span><text:span text:style-name="T36">This is done by explaining restrictions placed upon the syntax such as JSX rules, explaining the folder structure of the development environment, gathering requirements to be able to run React applications, as well as demonstrating the fundamentals of React by using pieces of code that we </text:span><text:span text:style-name="T37">alter </text:span><text:span text:style-name="T36">as the introduction progresses. </text:span><text:span text:style-name="T38">This article aims to get as far as possible in introducing React </text:span><text:span text:style-name="T39">concepts </text:span><text:span text:style-name="T38">without sacrificing </text:span><text:span text:style-name="T40">knowledge needed </text:span><text:span text:style-name="T41">for advanced concepts. </text:span><text:span text:style-name="T44">This article prepares the reader to start to learn about more advanced concepts </text:span><text:span text:style-name="T42">such as hooks, </text:span><text:span text:style-name="T43">custom hooks,</text:span><text:span text:style-name="T42"> Context API, and React Router</text:span><text:span text:style-name="T38">.</text:span></text:p>
      <text:p text:style-name="P4"/>
      <text:p text:style-name="P11"><text:span text:style-name="T1">I</text:span>ntroduction</text:p>
      <text:p text:style-name="P8"><text:tab/>This article is to provide an introduction to React to someone familiar with HTML, CSS, and JavaScript. <text:span text:style-name="T59">This is done through introducing some background information on React, </text:span><text:span text:style-name="T60">what you might need to start working on React,</text:span><text:span text:style-name="T59"> and then going through </text:span><text:span text:style-name="T168">fundamentals</text:span><text:span text:style-name="T59"> in detail to explain how React works and to prepare for advanced concepts.</text:span></text:p>
      <text:p text:style-name="P12"/>
      <text:p text:style-name="P10">Background</text:p>
      <text:p text:style-name="P5"/>
      <text:p text:style-name="P71">What is React?</text:p>
      <text:p text:style-name="P14"><text:tab/>React is a free open-source front-end JavaScript library that is used to build user interfaces using components. <text:span text:style-name="T63">Components are basically independent parts of user interfaces. </text:span><text:span text:style-name="T62">It is the most popular JavaScript library to build user interfaces. </text:span>React was created by Jordan Walke, a software engineer at Facebook. <text:span text:style-name="T32">It is currently being maintained by Meta (formerly Facebook) and other communities and companies. </text:span><text:span text:style-name="T61">The first prototype of React was 2011.</text:span><text:span text:style-name="T32"> </text:span><text:span text:style-name="T33">Reacts initial release date was May 29</text:span><text:span text:style-name="T34">th</text:span><text:span text:style-name="T33">, 2013.</text:span></text:p>
      <text:p text:style-name="P14"/>
      <text:p text:style-name="P33">How is React <text:span text:style-name="T51">d</text:span>ifferent from JavaScript?</text:p>
      <text:p text:style-name="P15"><text:span text:style-name="T48"><text:tab/>Differences between JavaScript and React are that </text:span>JavaScript apps have an initial user interface created on a server as HTML where as React apps start with a blank HTML page and “dynamically create the initial state in JavaScript”(Framer). <text:span text:style-name="T45">React wants you to split your user interface into components, while JavaScript apps can be structured in which ever way you want. </text:span><text:span text:style-name="T46">Other differences include data for JavaScript apps being stored in the DOM (Document Object Model) and therefore have to be found from the DOM before it can be used. React apps use regular JavaScript variables to store data. </text:span><text:span text:style-name="T47">When you update the user interface in JavaScript, you have to find the DOM node and then add or remove elements. React automatically does this by updating the user interface “based on setting and changing state within the component”(Framer).</text:span></text:p>
      <text:p text:style-name="P15"/>
      <text:p text:style-name="P33"/>
      <text:p text:style-name="P33"/>
      <text:p text:style-name="P33"/>
      <text:p text:style-name="P33"><text:soft-page-break/>How is React similar and different from other programming languages such as Java?</text:p>
      <text:p text:style-name="P13"><text:tab/><text:span text:style-name="T52">Technically, React is not a programming language, it is a library for JavaScript. Although Java shares some similarities </text:span><text:span text:style-name="T53">with JavaScript such as </text:span><text:span text:style-name="T52">the name </text:span><text:span text:style-name="T53">and some </text:span><text:span text:style-name="T52">syntax, JavaScript and Java differ greatly.</text:span></text:p>
      <text:p text:style-name="P13"/>
      <text:p text:style-name="P33">Why learn React?</text:p>
      <text:p text:style-name="P17"><text:tab/><text:span text:style-name="T49">You have probably interacted with a website that uses React, in fact you may even </text:span><text:span text:style-name="T50">interact with</text:span><text:span text:style-name="T49"> it daily. Facebook, </text:span><text:span text:style-name="T50">Instagram, and Netflix are built using React where Instagram being just a single web page application that is built completely with React </text:span><text:span text:style-name="T187">(</text:span><text:span text:style-name="T30">Vinugayathri</text:span><text:span text:style-name="T31">)</text:span><text:span text:style-name="T50">. </text:span><text:span text:style-name="T54">Because </text:span><text:span text:style-name="T55">React is declarative, which means that you basically just need to tell React what you would like to happen to the state, instead of telling the app how to represent the state, </text:span><text:span text:style-name="T56">which makes developing with React quicker, easier, and have less potential for human error (Medium). </text:span><text:span text:style-name="T57">React also has a “write once, run anywhere” philosophy which allows for easier development. It has a massive community with lots of tools. Because of React being component based this allows you to be able to save time and money by building reusable components which allow you to build dynamic user interfaces. </text:span><text:span text:style-name="T58">Since you already have familiar</text:span><text:span text:style-name="T125">ity</text:span><text:span text:style-name="T58"> with JavaScript, React should be relatively easy to learn. </text:span></text:p>
      <text:p text:style-name="P16"/>
      <text:p text:style-name="P37">Setting up the development environment</text:p>
      <text:p text:style-name="P32"/>
      <text:p text:style-name="P31">What you need for the developer environment</text:p>
      <text:p text:style-name="P19"><text:tab/>One way to get started with this Introduction would be to have <text:span text:style-name="T67">relatively recent</text:span> version of Node.js installed. This can be done by downloading through: <text:a xlink:type="simple" xlink:href="https://nodejs.org/en/download/" text:style-name="Internet_20_link" text:visited-style-name="Visited_20_Internet_20_Link">https://nodejs.org/en/download/</text:a> and selecting your respective operating system. <text:span text:style-name="T65">You would then need a terminal application, for this tutorial I will use Git Bash, however the type of terminal application is not significant. </text:span><text:span text:style-name="T68">After you have installed Node.js, you can check the version by doing </text:span><text:span text:style-name="T94">node --version</text:span><text:span text:style-name="T68"> inside the terminal application. </text:span><text:span text:style-name="T69">This will confirm that you do have Node.js installed and what version you are on.</text:span><text:span text:style-name="T68"> </text:span><text:span text:style-name="T66">You will also need a Browser, I will be using Chrome. A text editor is also required, I will be using Visual Studio Code. </text:span><text:span text:style-name="T70">Lastly, You will need React Developer Tools which can be gotten through the Google Chrome Extension store </text:span><text:span text:style-name="T71">or your respective browser extension store.</text:span></text:p>
      <text:p text:style-name="P18"/>
      <text:p text:style-name="P35">Getting familiar</text:p>
      <text:p text:style-name="P21"><text:span text:style-name="T83"><text:tab/>Throughout the setup, you may be using several commands that include “npm” or “npx”. The “npm” command stands for Node Package Manager, which is the default package manager for Node.js. The “npx” command stands for Node Package eXecute, which is also automatically installed as long as the npm version is above 5.2.0. NPX is a npm package runner that is able to execute any package that you want from the npm registry without installing the package </text:span><text:span text:style-name="T188">(GeeksforGeeks)</text:span><text:span text:style-name="T83">. </text:span></text:p>
      <text:p text:style-name="P21"><text:tab/>Create the folder that you want to work in and then change your working directory in your terminal to that folder. <text:span text:style-name="T72">To get the manifest file you are going to type ‘npm init’ into the terminal application. You can name your package, version, and any other information you want to put. </text:span><text:span text:style-name="T73">Type “yes” at the end to confirm and now you will have a package.json in that folder. </text:span><text:span text:style-name="T74">I drag the folder with the package.json file in it and place it into my folder structure for Visual Studio Code. You</text:span><text:span text:style-name="T75"> can access the terminal in some text editors, however for this introduction we will be using the terminal application. </text:span><text:span text:style-name="T76">We will install Bootstrap, a free and open-source CSS framework to help us and help demonstrate some dependency management. </text:span><text:span text:style-name="T77">Therefore, typing “npm install bootstrap” into the terminal application will allow us to </text:span><text:span text:style-name="T78">Bootstrap. </text:span></text:p>
      <text:p text:style-name="P21"><text:span text:style-name="T78"><text:tab/>After this command, you will notice a “node_modules” folder, a new package-lock.json file, and if you click on package.json file, you will notice a new dependencies listed for Bootstrap. </text:span><text:span text:style-name="T79">The node_modules folder contains a list of our dependencies. Once we start using React more, the </text:span><text:soft-page-break/><text:span text:style-name="T79">node_modules folder will get much bigger as more is added to it. If we were to add this folder to Git Hub or similar, we should not share the node_modules folder because it will become </text:span><text:span text:style-name="T80">very large</text:span><text:span text:style-name="T79"> and you can get these dependencies back easily by doing “npm_install” </text:span><text:span text:style-name="T81">after you fork or clone this or a similar project </text:span><text:span text:style-name="T82">to install all dependencies.</text:span></text:p>
      <text:p text:style-name="P20"/>
      <text:p text:style-name="P34">Create-React-App <text:span text:style-name="T87">and Folder Structure</text:span></text:p>
      <text:p text:style-name="P23"><text:tab/>A better way to learn React is with the command <text:span text:style-name="T92">npx create-react-app my-app </text:span>command in your terminal, <text:span text:style-name="T84">keep in mind the </text:span><text:span text:style-name="T92">my-app</text:span><text:span text:style-name="T84"> portion is where you are going to name your file, so you should name it something completely lowercase like </text:span><text:span text:style-name="T92">my-app</text:span><text:span text:style-name="T93">test</text:span><text:span text:style-name="T84"> or whichever name you prefer</text:span>. This command provides the latest JavaScript features, a neater presentation, and optimizes the app for production. <text:span text:style-name="T84">After you run this command </text:span><text:span text:style-name="T85">you may notice more folders that may look similar to folder structures of other programming languages. </text:span><text:span text:style-name="T135">If you look at the public folder, you will notice an index.html file. This is the html file that is displayed as you will see upon further reading. Click on it and find the </text:span><text:span text:style-name="T95">&lt;div id=”root”&gt;&lt;/div&gt;</text:span><text:span text:style-name="T85"> </text:span><text:span text:style-name="T135">line. </text:span><text:span text:style-name="T136">Inside of this root id is where our entire JavaScript application is going to be. </text:span><text:span text:style-name="T86">The SRC folder is where we are going to do most of our work. </text:span><text:span text:style-name="T116">The .gitignore folder specifies which files we will ignore by our source control. App.css is where css would go for your application, App.js is where your components would meet. </text:span><text:span text:style-name="T127">You may have a README file which should just be a markdown file that contains information about your project. </text:span><text:span text:style-name="T116">All of these names are optional, as it is only by convention that we call it App.js. In this introductory text we are not concerning ourselves with testing files such as app.test.js. </text:span><text:span text:style-name="T117">A lot of these files are considered boilerplate code in the </text:span><text:span text:style-name="T88">SRC folder. </text:span><text:span text:style-name="T89">If you run this code in the terminal application after changing the folder you’re in using </text:span><text:span text:style-name="T93">cd yourappfilename</text:span><text:span text:style-name="T89"> by doing </text:span><text:span text:style-name="T93">npm start</text:span><text:span text:style-name="T89"> you can see a nice single page application in React. </text:span><text:span text:style-name="T123">To exit the app, and disable the dev server, you should press </text:span><text:span text:style-name="T93">CTRL + C</text:span><text:span text:style-name="T123">. </text:span><text:span text:style-name="T89">It should run on localhost:3000 and you should see a spinning atom with a hyperlink and some text. </text:span><text:span text:style-name="T118">An interesting note here is that if make some changes in the App.js, such as altering the paragraph text to some other text and save it you will notice changes right away </text:span><text:span text:style-name="T119">with the latest version of your app, </text:span><text:span text:style-name="T120">unless it has some bugs.</text:span><text:span text:style-name="T89"> </text:span><text:span text:style-name="T121">If you click on your package.json inside your app file, you should notice a package.json file. This manifest file will list useful information such as the dependencies </text:span><text:span text:style-name="T122">we are using for this project. It also lists scripts that we can use, such as </text:span><text:span text:style-name="T93">start</text:span><text:span text:style-name="T122"> for </text:span><text:span text:style-name="T93">npm start</text:span><text:span text:style-name="T121">. </text:span><text:span text:style-name="T137">There is also </text:span><text:span text:style-name="T95">npm run build</text:span><text:span text:style-name="T137"> which will set up a production ready build. </text:span><text:span text:style-name="T138">This build folder is just static assets. </text:span><text:span text:style-name="T90">However, to create an introductory project using React, w</text:span><text:span text:style-name="T88">e </text:span><text:span text:style-name="T90">will need to </text:span><text:span text:style-name="T88">delete everything from </text:span><text:span text:style-name="T124">the SRC folder</text:span><text:span text:style-name="T88"> except for the index.css file and the index.js file </text:span><text:span text:style-name="T91">for this project. </text:span><text:span text:style-name="T134">Keep in mind that you still have the index.html file in the public folder.</text:span></text:p>
      <text:p text:style-name="P22"/>
      <text:p text:style-name="P36">Explaining fundamentals of React using a <text:span text:style-name="T126">small project.</text:span></text:p>
      <text:p text:style-name="P28"><text:tab/>Since this project already assumes that you have knowledge of HTML, CSS, JavaScript, I will leave the reader to implement their own CSS for the project. <text:span text:style-name="T174">Import your css that you can work on throughout the project using:</text:span></text:p>
      <text:p text:style-name="P28"/>
      <text:p text:style-name="P52">import ./index.css;</text:p>
      <text:p text:style-name="P28"/>
      <text:p text:style-name="P28"><text:span text:style-name="T128">The first thing to do is to go to </text:span><text:span text:style-name="T129">where our project starts, which is </text:span><text:span text:style-name="T128">the index.js file you have and type: </text:span></text:p>
      <text:p text:style-name="P24"/>
      <text:p text:style-name="P24"><text:span text:style-name="T95">import React from ‘react’</text:span></text:p>
      <text:p text:style-name="P24"><text:span text:style-name="T95"/></text:p>
      <text:p text:style-name="P24"><text:span text:style-name="T144">If you want to create a component, you need to import this. </text:span><text:span text:style-name="T130">The next thing we are going to do is create a function. This function is a component and is special and therefore you must capitalize the name of the function. </text:span></text:p>
      <text:p text:style-name="P25"><text:soft-page-break/></text:p>
      <text:p text:style-name="P39">function Helloworld( ) {</text:p>
      <text:p text:style-name="P39"/>
      <text:p text:style-name="P39">}</text:p>
      <text:p text:style-name="P26"/>
      <text:p text:style-name="P26">By capitalizing the function name, React will know that this function is special and it is a component.</text:p>
      <text:p text:style-name="P30">A big part of React is the ability to use components which are essentially pieces of a user interface. It is possible to use a component with just an HTML element or you can put everything into one component, however putting everything into one component is not recommended as it defeats the purpose of using React. <text:span text:style-name="T64">Components allow you to essentially split the user interface into independent, isolated, and reusable pieces. </text:span><text:span text:style-name="T131">From this component, we want to return what is considered HTML from some people, however technically this is not actually HTML even though it can look like it. </text:span><text:span text:style-name="T132">It is actually something called JSX, a syntax extension to JavaScript. It stands for JavaScript XML and this allows us to “write HTML in React inside of JavaScript code” </text:span><text:span text:style-name="T133">(GeeksforGeeks)</text:span><text:span text:style-name="T132">. </text:span></text:p>
      <text:p text:style-name="P27"/>
      <text:p text:style-name="P40">function Helloworld( ) {</text:p>
      <text:p text:style-name="P40"><text:tab/>return &lt;h1&gt;This will be displayed <text:span text:style-name="T139">on your webpage</text:span>&lt;/h1&gt;</text:p>
      <text:p text:style-name="P40">}</text:p>
      <text:p text:style-name="P16"/>
      <text:p text:style-name="P29">To get this component to display on our web page, we are going to have to get this component into our index.html file’s &lt;div&gt; <text:span text:style-name="T140">tag</text:span> with <text:span text:style-name="T141">the </text:span>id of root. <text:span text:style-name="T142">To be able to do this we are going to have to add another important statement to our code:</text:span></text:p>
      <text:p text:style-name="P29"/>
      <text:p text:style-name="P41">import ReactDom from ‘react-dom’</text:p>
      <text:p text:style-name="P41"/>
      <text:p text:style-name="P56">This allows us to use the render method from ReactDom. The render method is looking for what we want to render which is the component we made and it is also looking for where we want to render it. Therefore, we are going to pass in our component and where we want to render it, which is where the root id is. </text:p>
      <text:p text:style-name="P56"/>
      <text:p text:style-name="P42">ReactDom.render(&lt;Helloworld/&gt;, document.getElementById(‘root’));</text:p>
      <text:p text:style-name="P42"/>
      <text:p text:style-name="P58">If you have already started your server, you can reload the page and see what you did, if you have not, you can type into the terminal: <text:span text:style-name="T92">npm start</text:span> It should display the content between the header tags inside the component. <text:span text:style-name="T143">One important thing to mention here is that in React, you must have a closing tag. So for the </text:span><text:span text:style-name="T96">&lt;Helloworld/&gt;</text:span><text:span text:style-name="T143">, you cannot have </text:span><text:span text:style-name="T96">&lt;Helloworld&gt;</text:span><text:span text:style-name="T143">, it must be either </text:span><text:span text:style-name="T96">&lt;Helloworld/&gt;</text:span><text:span text:style-name="T143"> or </text:span><text:span text:style-name="T96">&lt;Helloworld&gt;&lt;/Helloworld&gt;</text:span><text:span text:style-name="T143">. </text:span><text:span text:style-name="T145">Also, remember that the component is returning what looks like HTML, but is officially JSX. </text:span><text:span text:style-name="T146">Currently our component is just a stateless functional component. It always needs to return something, which means it always needs to return JSX. </text:span><text:span text:style-name="T147">You can see this requirement by removing the return statement. </text:span></text:p>
      <text:p text:style-name="P58"/>
      <text:p text:style-name="P66">JSX</text:p>
      <text:p text:style-name="P58"><text:span text:style-name="T148"><text:tab/>An interesting thing to mention about returning what looks like HTML in our return statement, however under the hood it is actually calling functions. For example, our component is actually doing something like this under the hood:</text:span></text:p>
      <text:p text:style-name="P57"/>
      <text:p text:style-name="P43">const Helloworld = () =&gt; {</text:p>
      <text:p text:style-name="P43"><text:tab/>return React.createElement(‘h1’, {}, ‘under the hood’);</text:p>
      <text:p text:style-name="P43">};</text:p>
      <text:p text:style-name="P57"><text:soft-page-break/></text:p>
      <text:p text:style-name="P59">The createElement function is looking for what element we want to return, props, and what is going to rendered inside the element. <text:span text:style-name="T149">One of the things it is looking for is props which are properties. </text:span><text:span text:style-name="T150">What props do is “allow us to pass information to a component” (GeeksforGeeks). </text:span><text:span text:style-name="T151">Why are we not using this syntax instead of the JSX? </text:span><text:span text:style-name="T152">Take something like this:</text:span></text:p>
      <text:p text:style-name="P59"/>
      <text:p text:style-name="P44">&lt;div&gt;</text:p>
      <text:p text:style-name="P44"><text:tab/>&lt;h1&gt;</text:p>
      <text:p text:style-name="P44"><text:tab/><text:tab/>test</text:p>
      <text:p text:style-name="P44"><text:tab/>&lt;/h1&gt;</text:p>
      <text:p text:style-name="P44">&lt;/div&gt;</text:p>
      <text:p text:style-name="P59"/>
      <text:p text:style-name="P60">and it’s equivalent using the under the hood functions:</text:p>
      <text:p text:style-name="P60"/>
      <text:p text:style-name="P45">React.createElement(‘div’, {}, React.createElement(‘h1’, {}, ‘test’));</text:p>
      <text:p text:style-name="P45"/>
      <text:p text:style-name="P61">Which one do you think is easier to read? Now imagine if there was even more tags involved in the first example, how do hard to read would that be if it was converted to the under the hood way? <text:span text:style-name="T153">JSX allows a much more cleaner and readable approach. </text:span><text:span text:style-name="T154">There are some rules that you will need to follow with JSX. You must return a single element, </text:span><text:span text:style-name="T155">which means you could have your entire project in a return statement with tons of tags, however, it must be enclosed by 1 tag and only that enclosing tag should be returned. </text:span><text:span text:style-name="T156">It is also a good idea to follow the semantics of the document when trying to enclose the tag. </text:span><text:span text:style-name="T157">It</text:span><text:span text:style-name="T156"> is possible </text:span><text:span text:style-name="T157">to create a React Fragment by wrapping your returning content by </text:span><text:span text:style-name="T98">&lt;React.Fragment&gt;&lt;/React.Fragment&gt;</text:span><text:span text:style-name="T157"> or </text:span><text:span text:style-name="T98">&lt;&gt;&lt;/&gt;</text:span><text:span text:style-name="T157"> for short. </text:span><text:span text:style-name="T158">However, we will not use React fragments in this introduction. </text:span><text:span text:style-name="T159">Another rule is that you should use camelCase for any html attributes, so for example, in html you have the </text:span><text:span text:style-name="T97">onsubmit</text:span><text:span text:style-name="T159"> attribute which will need to be </text:span><text:span text:style-name="T97">onSubmit</text:span><text:span text:style-name="T159"> in JSX. </text:span><text:span text:style-name="T162">You also are unable to use the class keyword. The reason </text:span><text:span text:style-name="T163">for this</text:span><text:span text:style-name="T162"> is because there is already a keyword called </text:span><text:span text:style-name="T99">class</text:span><text:span text:style-name="T162">, </text:span><text:span text:style-name="T163">therefore you need to use the keyword of </text:span><text:span text:style-name="T100">className</text:span><text:span text:style-name="T163">. So if you create a </text:span><text:span text:style-name="T100">&lt;div&gt;</text:span><text:span text:style-name="T163"> tag for example with an attribute of class, it will give you an error. You must use the </text:span><text:span text:style-name="T100">&lt;div&gt;</text:span><text:span text:style-name="T163"> tag with an attribute of </text:span><text:span text:style-name="T100">className</text:span><text:span text:style-name="T163"> instead. </text:span><text:span text:style-name="T164">It will look like this:</text:span></text:p>
      <text:p text:style-name="P61"/>
      <text:p text:style-name="P46">return (</text:p>
      <text:p text:style-name="P46"><text:tab/><text:tab/>&lt;div className=’’&gt;</text:p>
      <text:p text:style-name="P46">)</text:p>
      <text:p text:style-name="P59"/>
      <text:p text:style-name="P62">For closing elements, you need to close every tag <text:span text:style-name="T166">even the ones that are not technically required by HTML5</text:span>, even the ones that do not have closing tags such as the img tag. <text:span text:style-name="T165">This is what closing an img tag looks like:</text:span></text:p>
      <text:p text:style-name="P62"/>
      <text:p text:style-name="P47">&lt;img src=’’ alt=’’ /&gt;</text:p>
      <text:p text:style-name="P47"/>
      <text:p text:style-name="P63">You may have noticed that my return statement has parenthesis. <text:span text:style-name="T167">You can omit the parenthesis, however it’s not recommended to do so because if you do something such as create a new line after return without the parenthesis and then enter a tag such as </text:span><text:span text:style-name="T101">&lt;h2&gt; test &lt;/h2&gt;,</text:span><text:span text:style-name="T167"> React will interpret the return as:</text:span></text:p>
      <text:p text:style-name="P63"/>
      <text:p text:style-name="P48">return;</text:p>
      <text:p text:style-name="P64"><text:soft-page-break/></text:p>
      <text:p text:style-name="P64">and the rest of the information will be grayed out. So for this to work, you need to make sure that your opening tag is in the same line as your return. So for example, </text:p>
      <text:p text:style-name="P64"/>
      <text:p text:style-name="P49">return </text:p>
      <text:p text:style-name="P49">&lt;h2&gt;</text:p>
      <text:p text:style-name="P49"><text:tab/>test</text:p>
      <text:p text:style-name="P49">&lt;/h2&gt;</text:p>
      <text:p text:style-name="P65"/>
      <text:p text:style-name="P65">will NOT work.</text:p>
      <text:p text:style-name="P64"/>
      <text:p text:style-name="P48">return &lt;h2&gt;</text:p>
      <text:p text:style-name="P48"><text:tab/><text:tab/>test</text:p>
      <text:p text:style-name="P48"><text:tab/>&lt;/h2&gt;</text:p>
      <text:p text:style-name="P48"/>
      <text:p text:style-name="P65">will work.</text:p>
      <text:p text:style-name="P57"/>
      <text:p text:style-name="P64">You may find it easier to just have the parenthesis so you never run into this problem. <text:span text:style-name="T169">Before we continue onto the rest of the fundamentals, there are some interactions you should be aware of between JSX, CSS, and JavaScript. When you write </text:span><text:span text:style-name="T103">{}</text:span><text:span text:style-name="T169"> inside of JSX, whatever is inside is essentially JavaScript. Also, if you write </text:span><text:span text:style-name="T103">{{}}</text:span><text:span text:style-name="T169"> inside of a JSX, you should know that the outer brackets indicate that whatever is inside is JavaScript. The inner brackets mean there is an object </text:span><text:span text:style-name="T170">in JavaScript. </text:span><text:span text:style-name="T171">This means you can </text:span><text:span text:style-name="T173">have</text:span><text:span text:style-name="T171"> things </text:span><text:span text:style-name="T172">in your </text:span><text:span text:style-name="T102">return</text:span><text:span text:style-name="T172"> statement like:</text:span></text:p>
      <text:p text:style-name="P64"/>
      <text:p text:style-name="P50">const name = “John Doe”</text:p>
      <text:p text:style-name="P50">const nick = “John Deer”</text:p>
      <text:p text:style-name="P50"/>
      <text:p text:style-name="P51">return (</text:p>
      <text:p text:style-name="P50">&lt;h1&gt;{name}&lt;/h1&gt;</text:p>
      <text:p text:style-name="P50">&lt;h2&gt;{nick}&lt;/h2&gt;</text:p>
      <text:p text:style-name="P51">);</text:p>
      <text:p text:style-name="P64"/>
      <text:p text:style-name="P67">Continuation of fundamentals</text:p>
      <text:p text:style-name="P67"><text:tab/><text:span text:style-name="T3">Since a big part of React is components, we can do things like nest components inside other React components and have multiple instances of components. </text:span><text:span text:style-name="T4">Here we are going to make a list of food items and display them with properties using components. </text:span><text:span text:style-name="T5">You can delete everything except the import statements and the </text:span><text:span text:style-name="T115">ReactDom.render</text:span><text:span text:style-name="T5"> method. </text:span><text:span text:style-name="T11">Chan</text:span><text:span text:style-name="T12">g</text:span><text:span text:style-name="T11">e the first element of the render method to </text:span><text:span text:style-name="T114">&lt;FoodList /&gt;</text:span><text:span text:style-name="T11">.</text:span><text:span text:style-name="T6">First let us create an array of foods:</text:span></text:p>
      <text:p text:style-name="P67"><text:span text:style-name="T6"/></text:p>
      <text:p text:style-name="P55"><text:span text:style-name="T2">const foods = [</text:span></text:p>
      <text:p text:style-name="P55"><text:span text:style-name="T2">{</text:span></text:p>
      <text:p text:style-name="P68"><text:span text:style-name="T113"><text:tab/>img: “</text:span><text:a xlink:type="simple" xlink:href="https://upload.wikimedia.org/wikipedia/commons/thumb/2/26/Six_eggs_views_from_the_top_on_a_white_background.jpg/1920px-Six_eggs_views_from_the_top_on_a_white_background.jpg" text:style-name="Internet_20_link" text:visited-style-name="Visited_20_Internet_20_Link"><text:span text:style-name="T113">https://upload.wikimedia.org/wikipedia/commons/thumb/2/26/Six_eggs_views_from_the_top_on_a_white_background.jpg/1920px-Six_eggs_views_from_the_top_on_a_white_background.jpg</text:span></text:a><text:span text:style-name="T113">”,</text:span></text:p>
      <text:p text:style-name="P55"><text:span text:style-name="T7">name</text:span><text:span text:style-name="T2">: “egg”,</text:span></text:p>
      <text:p text:style-name="P55"><text:span text:style-name="T2">},</text:span></text:p>
      <text:p text:style-name="P55"><text:span text:style-name="T2">{</text:span></text:p>
      <text:p text:style-name="P68"><text:soft-page-break/><text:span text:style-name="T113">img: “</text:span><text:a xlink:type="simple" xlink:href="https://upload.wikimedia.org/wikipedia/commons/thumb/0/03/Broccoli_and_cross_section_edit.jpg/330px-Broccoli_and_cross_section_edit.jpg" text:style-name="Internet_20_link" text:visited-style-name="Visited_20_Internet_20_Link"><text:span text:style-name="T113">https://upload.wikimedia.org/wikipedia/commons/thumb/0/03/Broccoli_and_cross_section_edit.jpg/330px-Broccoli_and_cross_section_edit.jpg</text:span></text:a><text:span text:style-name="T113">”,</text:span></text:p>
      <text:p text:style-name="P55"><text:span text:style-name="T2">name: “broccoli”,</text:span></text:p>
      <text:p text:style-name="P55"><text:span text:style-name="T2">},</text:span></text:p>
      <text:p text:style-name="P55"><text:span text:style-name="T2">{</text:span></text:p>
      <text:p text:style-name="P68"><text:span text:style-name="T113">img: “</text:span><text:a xlink:type="simple" xlink:href="https://upload.wikimedia.org/wikipedia/commons/thumb/a/a5/Glass_of_Milk_%2833657535532%29.jpg/1280px-Glass_of_Milk_%2833657535532%29.jpg" text:style-name="Internet_20_link" text:visited-style-name="Visited_20_Internet_20_Link"><text:span text:style-name="T113">https://upload.wikimedia.org/wikipedia/commons/thumb/a/a5/Glass_of_Milk_%2833657535532%29.jpg/1280px-Glass_of_Milk_%2833657535532%29.jpg</text:span></text:a><text:span text:style-name="T113">”,</text:span></text:p>
      <text:p text:style-name="P55"><text:span text:style-name="T2">name: “milk”,</text:span></text:p>
      <text:p text:style-name="P55"><text:span text:style-name="T2">},</text:span></text:p>
      <text:p text:style-name="P55"><text:span text:style-name="T2">];</text:span></text:p>
      <text:p text:style-name="P68"><text:span text:style-name="T2"/></text:p>
      <text:p text:style-name="P69"><text:span text:style-name="T2">The img links can be whatever you want, but try to make them respective to the name or create your own. </text:span><text:span text:style-name="T8">Next we need to create a component with properties of img and name </text:span><text:span text:style-name="T10">and a component that is the food list.</text:span></text:p>
      <text:p text:style-name="P69"><text:span text:style-name="T10"/></text:p>
      <text:p text:style-name="P54"><text:span text:style-name="T2">function FoodList() {</text:span></text:p>
      <text:p text:style-name="P54"><text:span text:style-name="T2"><text:tab/>return (</text:span></text:p>
      <text:p text:style-name="P54"><text:span text:style-name="T2"><text:tab/>&lt;div className=”yourfoodlistname”&gt;</text:span></text:p>
      <text:p text:style-name="P54"><text:span text:style-name="T2"><text:tab/>{foods.map((food) =&gt; {</text:span></text:p>
      <text:p text:style-name="P54"><text:span text:style-name="T2"><text:tab/>const { img, name } = food;</text:span></text:p>
      <text:p text:style-name="P54"><text:span text:style-name="T2"><text:tab/>return &lt;Food food={food}&gt;&lt;/Food&gt;;</text:span></text:p>
      <text:p text:style-name="P54"><text:span text:style-name="T2">})}</text:span></text:p>
      <text:p text:style-name="P54"><text:span text:style-name="T2">&lt;/div&gt;</text:span></text:p>
      <text:p text:style-name="P54"><text:span text:style-name="T2">);</text:span></text:p>
      <text:p text:style-name="P54"><text:span text:style-name="T2">}</text:span></text:p>
      <text:p text:style-name="P69"><text:span text:style-name="T8"/></text:p>
      <text:p text:style-name="P53"><text:span text:style-name="T2">const Food = (props) =&gt; {</text:span></text:p>
      <text:p text:style-name="P53"><text:span text:style-name="T2">const { img, name} = props.</text:span><text:span text:style-name="T9">food</text:span><text:span text:style-name="T2">;</text:span></text:p>
      <text:p text:style-name="P53"><text:span text:style-name="T2">return (</text:span></text:p>
      <text:p text:style-name="P53"><text:span text:style-name="T2">&lt;div className=”yourfoodclassname”&gt;</text:span></text:p>
      <text:p text:style-name="P53"><text:span text:style-name="T2"><text:tab/>&lt;img src={img} alt=””/&gt;</text:span></text:p>
      <text:p text:style-name="P53"><text:span text:style-name="T2"><text:tab/>&lt;h1&gt;{name}&lt;/h1&gt;</text:span></text:p>
      <text:p text:style-name="P53"><text:span text:style-name="T2">&lt;/div&gt;</text:span></text:p>
      <text:p text:style-name="P53"><text:span text:style-name="T2">);</text:span></text:p>
      <text:p text:style-name="P53"><text:span text:style-name="T2">};</text:span></text:p>
      <text:p text:style-name="P38"/>
      <text:p text:style-name="P70">Here you can see that the <text:span text:style-name="T92">FoodList</text:span> component is returning the content of our array using a component <text:span text:style-name="T175">of </text:span><text:span text:style-name="T111">Food</text:span><text:span text:style-name="T175">. </text:span><text:span text:style-name="T176">Its taking every item from our </text:span><text:span text:style-name="T112">foods</text:span><text:span text:style-name="T176"> </text:span><text:span text:style-name="T186">array </text:span><text:span text:style-name="T176">and iterating over it in the JSX. </text:span><text:span text:style-name="T177">The parameter of the map method is </text:span><text:span text:style-name="T104">food</text:span><text:span text:style-name="T177"> which is pointing to each object in our iteration. </text:span><text:span text:style-name="T178">Then we use destructuring to get variables </text:span><text:span text:style-name="T179">from </text:span><text:span text:style-name="T105">food</text:span><text:span text:style-name="T179">. </text:span><text:span text:style-name="T180">Now we return a </text:span><text:span text:style-name="T106">Food</text:span><text:span text:style-name="T180"> component </text:span><text:span text:style-name="T181">where we have </text:span><text:span text:style-name="T107">food</text:span><text:span text:style-name="T181"> prop that is equal to a </text:span><text:span text:style-name="T107">food</text:span><text:span text:style-name="T181"> we are passing into it. </text:span><text:span text:style-name="T182">In the second component we can access the appropriate properties by doing </text:span><text:span text:style-name="T108">props.</text:span><text:span text:style-name="T109">food</text:span><text:span text:style-name="T182"> and there we have the ability for our properties to be applied the </text:span><text:span text:style-name="T110">Food</text:span><text:span text:style-name="T182"> component which is used in the </text:span><text:span text:style-name="T108">FoodList</text:span><text:span text:style-name="T182">. </text:span></text:p>
      <text:p text:style-name="P5"/>
      <text:p text:style-name="P6"/>
      <text:p text:style-name="P6"/>
      <text:p text:style-name="P6"><text:soft-page-break/>Conclusion</text:p>
      <text:p text:style-name="P6"><text:tab/><text:span text:style-name="T13">I enjoyed my time learning about React while making an introduction/tutorial about React. </text:span><text:span text:style-name="T14">I plan on continuing learning about React, but also further practicing HTML, CSS, and JavaScript.</text:span><text:span text:style-name="T13"> I was unable to cover as much as I wanted mostly because of the development environment </text:span><text:span text:style-name="T17">sectio</text:span><text:span text:style-name="T18">n</text:span><text:span text:style-name="T13"> and making sure everything was set up correctly, but I think covering the development environment </text:span><text:span text:style-name="T15">is still important. </text:span><text:span text:style-name="T16">Despite the word limitation, I still think I was able to provide a good introduction to React for beginners. I think exposing beginners to the create-react-app and going through small little programs through my introduction to demonstrate aspects of React is a manageable and less stressful way since I also am a beginner to React and understand what might confuse beginners before they even start.</text:span></text:p>
      <text:p text:style-name="P7"/>
      <text:p text:style-name="P7">References</text:p>
      <text:p text:style-name="P7"/>
      <text:p text:style-name="P72"><text:bookmark text:name="cite_note-1"/><text:span text:style-name="T20"> </text:span><text:bookmark text:name="CITEREFLloyd"/><text:span text:style-name="Citation"><text:span text:style-name="T21">Lloyd, J.W., </text:span></text:span><text:span text:style-name="Citation"><text:span text:style-name="T25">Practical Advantages of Declarative Programming</text:span></text:span><text:bookmark text:name="cite_note-FOLDOC_2004-2"/><text:span text:style-name="Citation"><text:span text:style-name="T25"> </text:span></text:span><text:a xlink:type="simple" xlink:href="https://foldoc.org/declarative%20language" text:style-name="Internet_20_link" text:visited-style-name="Visited_20_Internet_20_Link"><text:span text:style-name="Citation"><text:span text:style-name="T27">"declarative language"</text:span></text:span></text:a><text:span text:style-name="Citation"><text:span text:style-name="T28">.</text:span></text:span><text:span text:style-name="Citation"><text:span text:style-name="T22"> </text:span></text:span><text:span text:style-name="Citation"><text:span text:style-name="T26">FOLDOC</text:span></text:span><text:span text:style-name="Citation"><text:span text:style-name="T22">. 17 May 2004. Retrieved </text:span></text:span><text:span text:style-name="Citation"><text:span text:style-name="T23">2</text:span></text:span><text:span text:style-name="Citation"><text:span text:style-name="T22"> </text:span></text:span><text:span text:style-name="Citation"><text:span text:style-name="T24">December 2021</text:span></text:span><text:span text:style-name="Citation"><text:span text:style-name="T22">.</text:span></text:span></text:p>
      <text:p text:style-name="P73"><text:span text:style-name="T19">React – a JavaScript library for building user interfaces</text:span>. – A JavaScript library for building user interfaces. (n.d.). Retrieved December 4, 2021, from https://reactjs.org/. </text:p>
      <text:p text:style-name="P73"><text:span text:style-name="T19">Team</text:span>. React. (n.d.). Retrieved December 4, 2021, from https://reactjs.org/community/team.html. </text:p>
      <text:p text:style-name="P73"><text:span text:style-name="T19">React vs. plain javascript</text:span>. Framer. (n.d.). Retrieved December 4, 2021, from https://www.framer.com/blog/posts/react-vs-vanilla-js/. </text:p>
      <text:p text:style-name="P73"><text:span text:style-name="T19">Why did we build react? – react blog</text:span>. – React Blog. (n.d.). Retrieved December 4, 2021, from https://reactjs.org/blog/2013/06/05/why-react.html. </text:p>
      <text:p text:style-name="P73">Vinugayathri. (2021, August 24). <text:span text:style-name="T19">Top 10 websites built on react.js</text:span>. Top Remote Indian Talent for US Businesses. Retrieved December 4, 2021, from https://www.clariontech.com/blog/top-10-websites-built-on-react.js?hs_amp=true. </text:p>
      <text:p text:style-name="P73">Ayub, M. (2019, March 10). <text:span text:style-name="T19">Top 10 reasons why you should learn react right now</text:span>. Medium. Retrieved December 4, 2021, from https://medium.com/@SilentHackz/top-10-reasons-why-you-should-learn-react-right-now-f7b0add7ec0d. </text:p>
      <text:p text:style-name="P73"><text:span text:style-name="T19">JSX full form</text:span>. GeeksforGeeks. (2021, June 3). Retrieved December 6, 2021, from https://www.geeksforgeeks.org/jsx-full-form/. </text:p>
      <text:p text:style-name="P73"><text:span text:style-name="T19">ReactJS: Props - set 1</text:span>. GeeksforGeeks. (2021, January 22). Retrieved December 6, 2021, from https://www.geeksforgeeks.org/reactjs-props-set-1/#:~:text=React%20allows%20us%20to%20pass,of%20global%20variable%20or%20object. </text:p>
      <text:p text:style-name="P75"><text:span text:style-name="T29">FreeCodeCamp.org (2020, October 6). </text:span>Full React Course 2020 - Learn Fundamentals, Hooks, Context API, React Router, Custom Hooks <text:span text:style-name="T160">[Video]. </text:span><text:span text:style-name="T161">YouTube </text:span><text:span text:style-name="T160">https://www.youtube.com/watch?v=4UZrsTqkcW4</text:span></text:p>
      <text:p text:style-name="P74"/>
      <text:p text:style-name="P73"/>
      <text:p text:style-name="P73"/>
      <text:p text:style-name="P9"><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4T12:07:40.474000000</meta:creation-date>
    <dc:date>2021-12-06T19:32:03.590000000</dc:date>
    <meta:editing-duration>P1DT7H44M20S</meta:editing-duration>
    <meta:editing-cycles>287</meta:editing-cycles>
    <meta:generator>LibreOffice/7.1.4.2$Windows_X86_64 LibreOffice_project/a529a4fab45b75fefc5b6226684193eb000654f6</meta:generator>
    <meta:document-statistic meta:table-count="0" meta:image-count="0" meta:object-count="0" meta:page-count="9" meta:paragraph-count="130" meta:word-count="3340" meta:character-count="20675" meta:non-whitespace-character-count="17407"/>
  </office:meta>
</office:document-meta>
</file>